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1E2E908A.png"/>
  <manifest:file-entry manifest:media-type="image/png" manifest:full-path="Pictures/100000000000023900000137CEF4D7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4c1900" draw:fill-image-name="Red_20_Wall" draw:textarea-horizontal-align="center" draw:textarea-vertical-align="middle"/>
    </style:style>
    <style:style style:name="gr3" style:family="graphic" style:parent-style-name="standard">
      <style:graphic-properties svg:stroke-color="#4c19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svg:stroke-color="#ffffff" draw:textarea-horizontal-align="center" draw:textarea-vertical-align="middle"/>
    </style:style>
    <style:style style:name="gr5" style:family="graphic" style:parent-style-name="standard">
      <style:graphic-properties svg:stroke-width="0.1cm" svg:stroke-color="#ffff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width="0cm" svg:stroke-color="#ffffff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svg:stroke-color="#ffffff" draw:textarea-horizontal-align="center" draw:textarea-vertical-align="middle"/>
    </style:style>
    <style:style style:name="gr10" style:family="graphic" style:parent-style-name="standard">
      <style:graphic-properties svg:stroke-color="#ffffff" draw:fill="none" draw:textarea-horizontal-align="center" draw:textarea-vertical-align="middle"/>
    </style:style>
    <style:style style:name="gr11" style:family="graphic" style:parent-style-name="objectwithoutfill">
      <style:graphic-properties draw:stroke="dash" draw:stroke-dash="Fine_20_Dashed" svg:stroke-color="#ffffff" draw:fill="none" draw:textarea-horizontal-align="center" draw:textarea-vertical-align="middle"/>
    </style:style>
    <style:style style:name="gr12" style:family="graphic" style:parent-style-name="standard">
      <style:graphic-properties svg:stroke-width="0.1cm" svg:stroke-color="#4c19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4c19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4c19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svg:stroke-width="0cm" svg:stroke-color="#4c1900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80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80" draw:fill="none" draw:fill-color="#000000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.5cm"/>
    </style:style>
    <style:style style:name="pr3" style:family="presentation" style:parent-style-name="Standard-subtitle">
      <style:graphic-properties draw:fill-color="#ffffff" draw:auto-grow-height="true" fo:min-height="4.5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_20_1-title">
      <style:graphic-properties draw:auto-grow-height="true" fo:min-height="3.506cm"/>
    </style:style>
    <style:style style:name="pr6" style:family="presentation" style:parent-style-name="Standard_20_1-outline1">
      <style:graphic-properties draw:auto-grow-height="true" fo:min-height="3.169cm"/>
    </style:style>
    <style:style style:name="pr7" style:family="presentation" style:parent-style-name="Standard_20_1-notes">
      <style:graphic-properties draw:fill-color="#ffffff" draw:auto-grow-height="true" fo:min-height="13.364cm"/>
    </style:style>
    <style:style style:name="pr8" style:family="presentation" style:parent-style-name="Standard-outline1">
      <style:graphic-properties draw:auto-grow-height="true" fo:min-height="13.859cm"/>
    </style:style>
    <style:style style:name="P1" style:family="paragraph">
      <style:paragraph-properties fo:text-align="start"/>
    </style:style>
    <style:style style:name="P2" style:family="paragraph">
      <style:text-properties fo:font-family="'Palatino Linotype'" style:font-family-generic="roman" style:font-pitch="variable" fo:font-size="60pt" style:text-underline-style="solid" style:text-underline-width="auto" style:text-underline-color="font-color" style:font-size-asian="60pt" style:font-size-complex="60p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start"/>
      <style:text-properties fo:color="#ffffff" fo:font-family="'Palatino Linotype'" style:font-family-generic="roman" style:font-pitch="variable" fo:font-weight="normal" style:font-weight-asian="normal" style:font-weight-complex="normal"/>
    </style:style>
    <style:style style:name="P5" style:family="paragraph">
      <style:paragraph-properties fo:line-height="100%"/>
    </style:style>
    <style:style style:name="P6" style:family="paragraph">
      <style:paragraph-properties fo:line-height="100%"/>
      <style:text-properties fo:color="#ffffff"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color="#ffffff" fo:font-size="40pt" fo:font-weight="normal" style:font-size-asian="40pt" style:font-weight-asian="normal" style:font-size-complex="40pt" style:font-weight-complex="normal"/>
    </style:style>
    <style:style style:name="P11" style:family="paragraph">
      <style:text-properties fo:color="#ffffff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text-properties fo:color="#4c1900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fo:color="#4c1900"/>
    </style:style>
    <style:style style:name="P15" style:family="paragraph">
      <style:paragraph-properties fo:text-align="center"/>
      <style:text-properties fo:color="#4c1900" fo:font-size="20pt" fo:font-weight="bold" style:font-size-asian="20pt" style:font-weight-asian="bold" style:font-size-complex="20pt" style:font-weight-complex="bold"/>
    </style:style>
    <style:style style:name="P16" style:family="paragraph">
      <style:text-properties fo:color="#000080" fo:font-weight="bold" style:font-weight-asian="bold" style:font-weight-complex="bold"/>
    </style:style>
    <style:style style:name="P17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font-family="'Palatino Linotype'" style:font-family-generic="roman" style:font-pitch="variable" fo:font-size="60pt" style:text-underline-style="solid" style:text-underline-width="auto" style:text-underline-color="font-color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'Palatino Linotype'" style:font-family-generic="roman" style:font-pitch="variable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ffffff" fo:font-family="'Palatino Linotype'" style:font-family-generic="roman" style:font-pitch="variable" fo:font-weight="normal" style:font-weight-asian="normal" style:font-weight-complex="normal"/>
    </style:style>
    <style:style style:name="T5" style:family="text">
      <style:text-properties fo:color="#ffffff" fo:font-size="20pt" style:font-size-asian="20pt" style:font-size-complex="20pt"/>
    </style:style>
    <style:style style:name="T6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ffff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4c1900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4c1900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8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3.506cm" svg:x="1.5cm" svg:y="12.994cm" presentation:class="title" presentation:user-transformed="true">
          <draw:text-box>
            <text:p text:style-name="P1"><text:span text:style-name="T1">Biegebalken</text:span></text:p>
          </draw:text-box>
        </draw:frame>
        <draw:frame presentation:style-name="pr2" draw:text-style-name="P3" draw:layer="layout" svg:width="25.199cm" svg:height="1.5cm" svg:x="1.4cm" svg:y="16cm" presentation:class="subtitle" presentation:user-transformed="true">
          <draw:text-box>
            <text:p text:style-name="P1"><text:span text:style-name="T2">Numerische Mathematik für Ingenieure 2012, Prof. Karow</text:span></text:p>
          </draw:text-box>
        </draw:frame>
        <draw:frame presentation:style-name="pr3" draw:text-style-name="P3" draw:layer="layout" svg:width="4cm" svg:height="4.5cm" svg:x="22.4cm" svg:y="1.3cm">
          <draw:text-box>
            <text:p text:style-name="P1"><text:span text:style-name="T3">Gruppe 132</text:span></text:p>
            <text:p text:style-name="P1"><text:span text:style-name="T2">T. Fiehn</text:span></text:p>
            <text:p text:style-name="P1"><text:span text:style-name="T2">L. Heide</text:span></text:p>
            <text:p text:style-name="P1"><text:span text:style-name="T2">N. Klein</text:span></text:p>
            <text:p text:style-name="P1"><text:span text:style-name="T2">F. Stei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draw:frame presentation:style-name="pr5" draw:text-style-name="P4" draw:layer="layout" svg:width="25cm" svg:height="3.506cm" svg:x="1.5cm" svg:y="13.4cm" presentation:class="title" presentation:user-transformed="true">
          <draw:text-box>
            <text:p text:style-name="P1"><text:span text:style-name="T4">Die Gruppe</text:span></text:p>
          </draw:text-box>
        </draw:frame>
        <draw:frame presentation:style-name="pr6" draw:text-style-name="P6" draw:layer="layout" svg:width="23.599cm" svg:height="3.169cm" svg:x="3cm" svg:y="16.5cm" presentation:class="outline" presentation:user-transformed="true">
          <draw:text-box>
            <text:p text:style-name="P5"><text:span text:style-name="T5">Tillmann Fiehn</text:span><text:span text:style-name="T5"><text:line-break/></text:span><text:span text:style-name="T5">Ludger Heide</text:span><text:span text:style-name="T5"><text:line-break/></text:span><text:span text:style-name="T5">Nadine Klein</text:span><text:span text:style-name="T5"><text:line-break/></text:span><text:span text:style-name="T5">Franziska Stei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draw:frame presentation:style-name="pr5" draw:text-style-name="P4" draw:layer="layout" svg:width="25cm" svg:height="3.506cm" svg:x="1.5cm" svg:y="13.4cm" presentation:class="title" presentation:user-transformed="true">
          <draw:text-box>
            <text:p text:style-name="P1"><text:span text:style-name="T4">Die Aufgabe</text:span></text:p>
          </draw:text-box>
        </draw:frame>
        <draw:frame presentation:style-name="pr6" draw:text-style-name="P6" draw:layer="layout" svg:width="23.599cm" svg:height="3.169cm" svg:x="3cm" svg:y="16.5cm" presentation:class="outline" presentation:user-transformed="true">
          <draw:text-box>
            <text:p text:style-name="P5"><text:span text:style-name="T5">Es soll die Durchbiegung eines Balkens</text:span><text:span text:style-name="T5"><text:line-break/></text:span><text:span text:style-name="T5">unter Last und Zeit bestimmt werden.</text:span></text:p>
          </draw:text-box>
        </draw:frame>
        <draw:g>
          <draw:rect draw:style-name="gr2" draw:text-style-name="P7" draw:layer="layout" svg:width="21.454cm" svg:height="1.438cm" svg:x="3.221cm" svg:y="8.742cm">
            <text:p/>
          </draw:rect>
          <draw:custom-shape draw:style-name="gr3" draw:text-style-name="P7" draw:layer="layout" svg:width="1.553cm" svg:height="1.323cm" svg:x="2.666cm" svg:y="10.1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7" draw:layer="layout" svg:width="1.553cm" svg:height="1.323cm" svg:x="23.646cm" svg:y="10.1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7" draw:layer="layout" svg:x1="3.221cm" svg:y1="9.475cm" svg:x2="24.675cm" svg:y2="9.475cm">
          <text:p/>
        </draw:line>
        <draw:g>
          <draw:g>
            <draw:line draw:style-name="gr5" draw:text-style-name="P7" draw:layer="layout" svg:x1="3.106cm" svg:y1="6.579cm" svg:x2="24.733cm" svg:y2="6.579cm">
              <text:p/>
            </draw:line>
            <draw:line draw:style-name="gr6" draw:text-style-name="P7" draw:layer="layout" svg:x1="3.106cm" svg:y1="6.579cm" svg:x2="3.106cm" svg:y2="7.959cm">
              <text:p/>
            </draw:line>
            <draw:line draw:style-name="gr6" draw:text-style-name="P7" draw:layer="layout" svg:x1="24.733cm" svg:y1="6.579cm" svg:x2="24.733cm" svg:y2="7.959cm">
              <text:p/>
            </draw:line>
            <draw:line draw:style-name="gr6" draw:text-style-name="P7" draw:layer="layout" svg:x1="13.229cm" svg:y1="6.579cm" svg:x2="13.229cm" svg:y2="7.959cm">
              <text:p/>
            </draw:line>
            <draw:line draw:style-name="gr6" draw:text-style-name="P7" draw:layer="layout" svg:x1="7.822cm" svg:y1="6.579cm" svg:x2="7.822cm" svg:y2="7.959cm">
              <text:p/>
            </draw:line>
            <draw:line draw:style-name="gr6" draw:text-style-name="P7" draw:layer="layout" svg:x1="18.636cm" svg:y1="6.579cm" svg:x2="18.636cm" svg:y2="7.959cm">
              <text:p/>
            </draw:line>
          </draw:g>
          <draw:frame draw:style-name="gr7" draw:text-style-name="P8" draw:layer="layout" svg:width="2.243cm" svg:height="1.136cm" svg:x="25.423cm" svg:y="6.101cm">
            <draw:text-box>
              <text:p><text:span text:style-name="T6">q</text:span></text:p>
            </draw:text-box>
          </draw:frame>
        </draw:g>
        <draw:g>
          <draw:line draw:style-name="gr8" draw:text-style-name="P7" draw:layer="layout" svg:x1="3.221cm" svg:y1="13.041cm" svg:x2="24.617cm" svg:y2="13.041cm">
            <text:p/>
          </draw:line>
          <draw:line draw:style-name="gr8" draw:text-style-name="P7" draw:layer="layout" svg:x1="3.221cm" svg:y1="12.408cm" svg:x2="3.221cm" svg:y2="13.5cm">
            <text:p/>
          </draw:line>
          <draw:line draw:style-name="gr8" draw:text-style-name="P7" draw:layer="layout" svg:x1="24.675cm" svg:y1="12.408cm" svg:x2="24.675cm" svg:y2="13.5cm">
            <text:p/>
          </draw:line>
          <draw:frame draw:style-name="gr7" draw:text-style-name="P9" draw:layer="layout" svg:width="2.76cm" svg:height="1.055cm" svg:x="12.079cm" svg:y="11.788cm">
            <draw:text-box>
              <text:p text:style-name="P7"><text:span text:style-name="T7">L</text:span></text:p>
            </draw:text-box>
          </draw:frame>
        </draw:g>
        <draw:g>
          <draw:line draw:style-name="gr9" draw:text-style-name="P7" draw:layer="layout" svg:x1="13.329cm" svg:y1="8.742cm" svg:x2="13.329cm" svg:y2="10.18cm">
            <text:p/>
          </draw:line>
          <draw:line draw:style-name="gr9" draw:text-style-name="P7" draw:layer="layout" svg:x1="9.061cm" svg:y1="8.742cm" svg:x2="9.061cm" svg:y2="10.18cm">
            <text:p/>
          </draw:line>
          <draw:line draw:style-name="gr9" draw:text-style-name="P7" draw:layer="layout" svg:x1="7.04cm" svg:y1="8.742cm" svg:x2="7.04cm" svg:y2="10.18cm">
            <text:p/>
          </draw:line>
          <draw:line draw:style-name="gr9" draw:text-style-name="P7" draw:layer="layout" svg:x1="5.09cm" svg:y1="8.742cm" svg:x2="5.09cm" svg:y2="10.18cm">
            <text:p/>
          </draw:line>
          <draw:line draw:style-name="gr9" draw:text-style-name="P7" draw:layer="layout" svg:x1="11.171cm" svg:y1="8.742cm" svg:x2="11.171cm" svg:y2="10.18cm">
            <text:p/>
          </draw:line>
          <draw:line draw:style-name="gr9" draw:text-style-name="P7" draw:layer="layout" svg:x1="19.945cm" svg:y1="8.742cm" svg:x2="19.945cm" svg:y2="10.18cm">
            <text:p/>
          </draw:line>
          <draw:line draw:style-name="gr9" draw:text-style-name="P7" draw:layer="layout" svg:x1="17.724cm" svg:y1="8.742cm" svg:x2="17.724cm" svg:y2="10.18cm">
            <text:p/>
          </draw:line>
          <draw:line draw:style-name="gr9" draw:text-style-name="P7" draw:layer="layout" svg:x1="15.574cm" svg:y1="8.742cm" svg:x2="15.574cm" svg:y2="10.18cm">
            <text:p/>
          </draw:line>
          <draw:line draw:style-name="gr9" draw:text-style-name="P7" draw:layer="layout" svg:x1="22.255cm" svg:y1="8.742cm" svg:x2="22.255cm" svg:y2="10.18cm">
            <text:p/>
          </draw:line>
          <draw:rect draw:style-name="gr10" draw:text-style-name="P7" draw:layer="layout" svg:width="21.454cm" svg:height="1.438cm" svg:x="3.221cm" svg:y="8.742cm">
            <text:p/>
          </draw:rect>
        </draw:g>
        <draw:frame draw:style-name="gr7" draw:text-style-name="P10" draw:layer="layout" svg:width="22.112cm" svg:height="1.826cm" svg:x="2.693cm" svg:y="2.637cm">
          <draw:text-box>
            <text:p text:style-name="P7"><text:span text:style-name="T8">(EI w(x)'')'' = q</text:span></text:p>
          </draw:text-box>
        </draw:frame>
        <draw:path draw:style-name="gr11" draw:text-style-name="P7" draw:layer="layout" svg:width="20.131cm" svg:height="7.414cm" draw:transform="skewX (4.99105323745173E-017) rotate (-0.352905574753187) translate (5.78383424377763cm 2.52191646321158cm)" svg:viewBox="0 0 20132 7415" svg:d="m0 7415c11278-1 20132-7415 20132-7415">
          <text:p/>
        </draw:path>
        <draw:frame draw:style-name="gr7" draw:text-style-name="P11" draw:layer="layout" svg:width="1.966cm" svg:height="0.983cm" svg:x="20.052cm" svg:y="10.469cm">
          <draw:text-box>
            <text:p text:style-name="P11"><text:span text:style-name="T9">w(x)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E-Modul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Flächenträgheitsmoment 2. Ordnung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Schwache Formulie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Galerki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Finite-Elemente-Methode</text:p>
          </draw:text-box>
        </draw:frame>
        <draw:g>
          <draw:rect draw:style-name="gr2" draw:text-style-name="P7" draw:layer="layout" svg:width="21.454cm" svg:height="1.438cm" svg:x="3.221cm" svg:y="11.543cm">
            <text:p/>
          </draw:rect>
          <draw:custom-shape draw:style-name="gr3" draw:text-style-name="P7" draw:layer="layout" svg:width="1.553cm" svg:height="1.323cm" svg:x="2.666cm" svg:y="12.9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7" draw:layer="layout" svg:width="1.553cm" svg:height="1.323cm" svg:x="23.646cm" svg:y="12.9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12" draw:text-style-name="P7" draw:layer="layout" svg:x1="3.106cm" svg:y1="8.38cm" svg:x2="24.733cm" svg:y2="8.38cm">
              <text:p/>
            </draw:line>
            <draw:line draw:style-name="gr13" draw:text-style-name="P7" draw:layer="layout" svg:x1="3.106cm" svg:y1="8.38cm" svg:x2="3.106cm" svg:y2="9.76cm">
              <text:p/>
            </draw:line>
            <draw:line draw:style-name="gr13" draw:text-style-name="P7" draw:layer="layout" svg:x1="24.733cm" svg:y1="8.38cm" svg:x2="24.733cm" svg:y2="9.76cm">
              <text:p/>
            </draw:line>
            <draw:line draw:style-name="gr13" draw:text-style-name="P7" draw:layer="layout" svg:x1="13.229cm" svg:y1="8.38cm" svg:x2="13.229cm" svg:y2="9.76cm">
              <text:p/>
            </draw:line>
            <draw:line draw:style-name="gr13" draw:text-style-name="P7" draw:layer="layout" svg:x1="7.822cm" svg:y1="8.38cm" svg:x2="7.822cm" svg:y2="9.76cm">
              <text:p/>
            </draw:line>
            <draw:line draw:style-name="gr13" draw:text-style-name="P7" draw:layer="layout" svg:x1="18.636cm" svg:y1="8.38cm" svg:x2="18.636cm" svg:y2="9.76cm">
              <text:p/>
            </draw:line>
          </draw:g>
          <draw:frame draw:style-name="gr14" draw:text-style-name="P13" draw:layer="layout" svg:width="2.243cm" svg:height="1.136cm" svg:x="25.423cm" svg:y="7.902cm">
            <draw:text-box>
              <text:p><text:span text:style-name="T10">q</text:span></text:p>
            </draw:text-box>
          </draw:frame>
        </draw:g>
        <draw:g>
          <draw:line draw:style-name="gr15" draw:text-style-name="P7" draw:layer="layout" svg:x1="3.221cm" svg:y1="15.742cm" svg:x2="24.617cm" svg:y2="15.742cm">
            <text:p/>
          </draw:line>
          <draw:line draw:style-name="gr15" draw:text-style-name="P7" draw:layer="layout" svg:x1="3.221cm" svg:y1="15.109cm" svg:x2="3.221cm" svg:y2="16.201cm">
            <text:p/>
          </draw:line>
          <draw:line draw:style-name="gr15" draw:text-style-name="P7" draw:layer="layout" svg:x1="24.675cm" svg:y1="15.109cm" svg:x2="24.675cm" svg:y2="16.201cm">
            <text:p/>
          </draw:line>
          <draw:frame draw:style-name="gr14" draw:text-style-name="P15" draw:layer="layout" svg:width="2.76cm" svg:height="1.055cm" svg:x="12.079cm" svg:y="14.489cm">
            <draw:text-box>
              <text:p text:style-name="P14"><text:span text:style-name="T11">L</text:span></text:p>
            </draw:text-box>
          </draw:frame>
        </draw:g>
        <draw:g>
          <draw:line draw:style-name="gr9" draw:text-style-name="P7" draw:layer="layout" svg:x1="13.329cm" svg:y1="11.543cm" svg:x2="13.329cm" svg:y2="12.981cm">
            <text:p/>
          </draw:line>
          <draw:line draw:style-name="gr9" draw:text-style-name="P7" draw:layer="layout" svg:x1="9.061cm" svg:y1="11.543cm" svg:x2="9.061cm" svg:y2="12.981cm">
            <text:p/>
          </draw:line>
          <draw:line draw:style-name="gr9" draw:text-style-name="P7" draw:layer="layout" svg:x1="7.04cm" svg:y1="11.543cm" svg:x2="7.04cm" svg:y2="12.981cm">
            <text:p/>
          </draw:line>
          <draw:line draw:style-name="gr9" draw:text-style-name="P7" draw:layer="layout" svg:x1="5.09cm" svg:y1="11.543cm" svg:x2="5.09cm" svg:y2="12.981cm">
            <text:p/>
          </draw:line>
          <draw:line draw:style-name="gr9" draw:text-style-name="P7" draw:layer="layout" svg:x1="11.171cm" svg:y1="11.543cm" svg:x2="11.171cm" svg:y2="12.981cm">
            <text:p/>
          </draw:line>
          <draw:line draw:style-name="gr9" draw:text-style-name="P7" draw:layer="layout" svg:x1="19.945cm" svg:y1="11.543cm" svg:x2="19.945cm" svg:y2="12.981cm">
            <text:p/>
          </draw:line>
          <draw:line draw:style-name="gr9" draw:text-style-name="P7" draw:layer="layout" svg:x1="17.724cm" svg:y1="11.543cm" svg:x2="17.724cm" svg:y2="12.981cm">
            <text:p/>
          </draw:line>
          <draw:line draw:style-name="gr9" draw:text-style-name="P7" draw:layer="layout" svg:x1="15.574cm" svg:y1="11.543cm" svg:x2="15.574cm" svg:y2="12.981cm">
            <text:p/>
          </draw:line>
          <draw:line draw:style-name="gr9" draw:text-style-name="P7" draw:layer="layout" svg:x1="22.255cm" svg:y1="11.543cm" svg:x2="22.255cm" svg:y2="12.981cm">
            <text:p/>
          </draw:line>
          <draw:rect draw:style-name="gr10" draw:text-style-name="P7" draw:layer="layout" svg:width="21.454cm" svg:height="1.438cm" svg:x="3.221cm" svg:y="11.543cm">
            <text:p/>
          </draw:rect>
        </draw:g>
        <draw:g>
          <draw:ellipse draw:style-name="gr16" draw:text-style-name="P7" draw:layer="layout" svg:width="0.431cm" svg:height="0.403cm" svg:x="3.061cm" svg:y="11.339cm">
            <text:p/>
          </draw:ellipse>
          <draw:ellipse draw:style-name="gr16" draw:text-style-name="P7" draw:layer="layout" svg:width="0.431cm" svg:height="0.403cm" svg:x="4.862cm" svg:y="11.34cm">
            <text:p/>
          </draw:ellipse>
          <draw:ellipse draw:style-name="gr16" draw:text-style-name="P7" draw:layer="layout" svg:width="0.431cm" svg:height="0.403cm" svg:x="6.761cm" svg:y="11.339cm">
            <text:p/>
          </draw:ellipse>
          <draw:ellipse draw:style-name="gr16" draw:text-style-name="P7" draw:layer="layout" svg:width="0.431cm" svg:height="0.403cm" svg:x="8.862cm" svg:y="11.34cm">
            <text:p/>
          </draw:ellipse>
          <draw:ellipse draw:style-name="gr16" draw:text-style-name="P7" draw:layer="layout" svg:width="0.431cm" svg:height="0.403cm" svg:x="10.963cm" svg:y="11.341cm">
            <text:p/>
          </draw:ellipse>
          <draw:ellipse draw:style-name="gr16" draw:text-style-name="P7" draw:layer="layout" svg:width="0.431cm" svg:height="0.403cm" svg:x="13.162cm" svg:y="11.34cm">
            <text:p/>
          </draw:ellipse>
          <draw:ellipse draw:style-name="gr16" draw:text-style-name="P7" draw:layer="layout" svg:width="0.431cm" svg:height="0.403cm" svg:x="15.363cm" svg:y="11.341cm">
            <text:p/>
          </draw:ellipse>
          <draw:ellipse draw:style-name="gr16" draw:text-style-name="P7" draw:layer="layout" svg:width="0.431cm" svg:height="0.403cm" svg:x="17.462cm" svg:y="11.34cm">
            <text:p/>
          </draw:ellipse>
          <draw:ellipse draw:style-name="gr16" draw:text-style-name="P7" draw:layer="layout" svg:width="0.431cm" svg:height="0.403cm" svg:x="19.763cm" svg:y="11.341cm">
            <text:p/>
          </draw:ellipse>
          <draw:ellipse draw:style-name="gr16" draw:text-style-name="P7" draw:layer="layout" svg:width="0.431cm" svg:height="0.403cm" svg:x="22.064cm" svg:y="11.342cm">
            <text:p/>
          </draw:ellipse>
          <draw:ellipse draw:style-name="gr16" draw:text-style-name="P7" draw:layer="layout" svg:width="0.431cm" svg:height="0.403cm" svg:x="24.465cm" svg:y="11.343cm">
            <text:p/>
          </draw:ellipse>
        </draw:g>
        <draw:g>
          <draw:frame draw:style-name="gr17" draw:text-style-name="P16" draw:layer="layout" svg:width="1.191cm" svg:height="0.983cm" svg:x="2.901cm" svg:y="10.19cm">
            <draw:text-box>
              <text:p><text:span text:style-name="T12">1</text:span></text:p>
            </draw:text-box>
          </draw:frame>
          <draw:frame draw:style-name="gr17" draw:text-style-name="P16" draw:layer="layout" svg:width="1.191cm" svg:height="0.983cm" svg:x="4.702cm" svg:y="10.191cm">
            <draw:text-box>
              <text:p><text:span text:style-name="T12">2</text:span></text:p>
            </draw:text-box>
          </draw:frame>
          <draw:frame draw:style-name="gr17" draw:text-style-name="P16" draw:layer="layout" svg:width="1.191cm" svg:height="0.983cm" svg:x="6.602cm" svg:y="10.191cm">
            <draw:text-box>
              <text:p><text:span text:style-name="T12">3</text:span></text:p>
            </draw:text-box>
          </draw:frame>
          <draw:frame draw:style-name="gr17" draw:text-style-name="P16" draw:layer="layout" svg:width="1.191cm" svg:height="0.983cm" svg:x="8.701cm" svg:y="10.19cm">
            <draw:text-box>
              <text:p><text:span text:style-name="T12">4</text:span></text:p>
            </draw:text-box>
          </draw:frame>
          <draw:frame draw:style-name="gr17" draw:text-style-name="P16" draw:layer="layout" svg:width="1.191cm" svg:height="0.983cm" svg:x="10.802cm" svg:y="10.191cm">
            <draw:text-box>
              <text:p><text:span text:style-name="T12">5</text:span></text:p>
            </draw:text-box>
          </draw:frame>
          <draw:frame draw:style-name="gr17" draw:text-style-name="P16" draw:layer="layout" svg:width="1.191cm" svg:height="0.983cm" svg:x="12.902cm" svg:y="10.191cm">
            <draw:text-box>
              <text:p><text:span text:style-name="T12">6</text:span></text:p>
            </draw:text-box>
          </draw:frame>
          <draw:frame draw:style-name="gr17" draw:text-style-name="P16" draw:layer="layout" svg:width="1.191cm" svg:height="0.983cm" svg:x="15.203cm" svg:y="10.191cm">
            <draw:text-box>
              <text:p><text:span text:style-name="T12">7</text:span></text:p>
            </draw:text-box>
          </draw:frame>
          <draw:frame draw:style-name="gr17" draw:text-style-name="P16" draw:layer="layout" svg:width="1.191cm" svg:height="0.983cm" svg:x="17.303cm" svg:y="10.191cm">
            <draw:text-box>
              <text:p><text:span text:style-name="T12">8</text:span></text:p>
            </draw:text-box>
          </draw:frame>
          <draw:frame draw:style-name="gr17" draw:text-style-name="P16" draw:layer="layout" svg:width="1.191cm" svg:height="0.983cm" svg:x="19.602cm" svg:y="10.19cm">
            <draw:text-box>
              <text:p><text:span text:style-name="T12">9</text:span></text:p>
            </draw:text-box>
          </draw:frame>
          <draw:frame draw:style-name="gr17" draw:text-style-name="P16" draw:layer="layout" svg:width="1.697cm" svg:height="0.983cm" svg:x="21.797cm" svg:y="10.191cm">
            <draw:text-box>
              <text:p><text:span text:style-name="T12">10</text:span></text:p>
            </draw:text-box>
          </draw:frame>
          <draw:frame draw:style-name="gr17" draw:text-style-name="P16" draw:layer="layout" svg:width="1.191cm" svg:height="0.983cm" svg:x="24.203cm" svg:y="10.191cm">
            <draw:text-box>
              <text:p><text:span text:style-name="T12">11</text:span></text:p>
            </draw:text-box>
          </draw:frame>
        </draw:g>
        <draw:g>
          <draw:frame draw:style-name="gr7" draw:text-style-name="P11" draw:layer="layout" svg:width="1.191cm" svg:height="0.983cm" svg:x="3.872cm" svg:y="11.746cm">
            <draw:text-box>
              <text:p><text:span text:style-name="T9">I</text:span></text:p>
            </draw:text-box>
          </draw:frame>
          <draw:frame draw:style-name="gr7" draw:text-style-name="P11" draw:layer="layout" svg:width="1.191cm" svg:height="0.983cm" svg:x="5.673cm" svg:y="11.747cm">
            <draw:text-box>
              <text:p><text:span text:style-name="T9">II</text:span></text:p>
            </draw:text-box>
          </draw:frame>
          <draw:frame draw:style-name="gr7" draw:text-style-name="P11" draw:layer="layout" svg:width="1.191cm" svg:height="0.983cm" svg:x="7.573cm" svg:y="11.747cm">
            <draw:text-box>
              <text:p><text:span text:style-name="T9">III</text:span></text:p>
            </draw:text-box>
          </draw:frame>
          <draw:frame draw:style-name="gr7" draw:text-style-name="P11" draw:layer="layout" svg:width="1.191cm" svg:height="0.983cm" svg:x="9.672cm" svg:y="11.746cm">
            <draw:text-box>
              <text:p><text:span text:style-name="T9">IV</text:span></text:p>
            </draw:text-box>
          </draw:frame>
          <draw:frame draw:style-name="gr7" draw:text-style-name="P11" draw:layer="layout" svg:width="1.191cm" svg:height="0.983cm" svg:x="11.773cm" svg:y="11.747cm">
            <draw:text-box>
              <text:p><text:span text:style-name="T9">V</text:span></text:p>
            </draw:text-box>
          </draw:frame>
          <draw:frame draw:style-name="gr7" draw:text-style-name="P11" draw:layer="layout" svg:width="1.191cm" svg:height="0.983cm" svg:x="13.873cm" svg:y="11.747cm">
            <draw:text-box>
              <text:p><text:span text:style-name="T9">VI</text:span></text:p>
            </draw:text-box>
          </draw:frame>
          <draw:frame draw:style-name="gr7" draw:text-style-name="P11" draw:layer="layout" svg:width="1.791cm" svg:height="0.983cm" svg:x="15.974cm" svg:y="11.747cm">
            <draw:text-box>
              <text:p><text:span text:style-name="T9">VII</text:span></text:p>
            </draw:text-box>
          </draw:frame>
          <draw:frame draw:style-name="gr7" draw:text-style-name="P17" draw:layer="layout" svg:width="2.221cm" svg:height="0.983cm" svg:x="17.724cm" svg:y="11.747cm">
            <draw:text-box>
              <text:p text:style-name="P7"><text:span text:style-name="T9">VIII</text:span></text:p>
            </draw:text-box>
          </draw:frame>
          <draw:frame draw:style-name="gr7" draw:text-style-name="P11" draw:layer="layout" svg:width="1.191cm" svg:height="0.983cm" svg:x="20.573cm" svg:y="11.746cm">
            <draw:text-box>
              <text:p><text:span text:style-name="T9">IX</text:span></text:p>
            </draw:text-box>
          </draw:frame>
          <draw:frame draw:style-name="gr7" draw:text-style-name="P17" draw:layer="layout" svg:width="1.697cm" svg:height="0.983cm" svg:x="22.768cm" svg:y="11.747cm">
            <draw:text-box>
              <text:p text:style-name="P7"><text:span text:style-name="T9">X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atischer Fall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1. Beispiel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atischer Fall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2. Beispiel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ynamischer Fall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Lgs + Massenbeleg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ynamischer Fall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Newmark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ynamischer Fall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Beispiel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enzen &amp; Fehler</text:p>
          </draw:text-box>
        </draw:frame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ragen &amp; eigene Rechenvorschläge</text:p>
          </draw:text-box>
        </draw:frame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anke für die Aufmerksamkeit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Best of: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9" draw:display-name="Gradient 9" draw:style="linear" draw:start-color="#3a5f7b" draw:end-color="#a46721" draw:start-intensity="100%" draw:end-intensity="100%" draw:angle="900" draw:border="0%"/>
    <draw:fill-image draw:name="Red_20_Wall" draw:display-name="Red Wall" xlink:href="Pictures/100000000000005E0000005E1E2E908A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Palatino Linotype'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Palatino Linotype'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gradient" draw:fill-gradient-name="Gradient_20_9" draw:opacity="40%" draw:textarea-vertical-align="middle" draw:auto-grow-height="false" fo:padding-top="0.125cm" fo:padding-bottom="0.125cm" fo:padding-left="0.25cm" fo:padding-right="0.25cm" fo:wrap-option="wrap" draw:shadow-opacity="40%"/>
    </style:style>
    <style:style style:name="Mgr5" style:family="graphic" style:parent-style-name="standard">
      <style:graphic-properties draw:stroke="solid" svg:stroke-width="0.079cm" svg:stroke-color="#ffffff" draw:stroke-linejoin="miter" draw:fill="none" draw:opacity="40%" draw:textarea-horizontal-align="center" draw:textarea-vertical-align="middle" draw:auto-grow-height="false" fo:padding-top="0.125cm" fo:padding-bottom="0.125cm" fo:padding-left="0.25cm" fo:padding-right="0.25cm" fo:wrap-option="wrap" draw:shadow-opacity="40%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3" draw:layer="backgroundobjects" svg:width="28cm" svg:height="20.972cm" svg:x="0cm" svg:y="0.028cm">
        <draw:image xlink:href="Pictures/100000000000023900000137CEF4D711.pn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8cm" svg:height="21cm" svg:x="0cm" svg:y="0cm">
        <draw:image xlink:href="Pictures/100000000000023900000137CEF4D711.png" xlink:type="simple" xlink:show="embed" xlink:actuate="onLoad">
          <text:p/>
        </draw:image>
      </draw:frame>
      <draw:g draw:name="Group 9">
        <draw:custom-shape draw:name="Rectangle 8" draw:style-name="Mgr4" draw:text-style-name="MP5" draw:layer="backgroundobjects" svg:width="27.999cm" svg:height="18.898cm" svg:x="0cm" svg:y="1.054cm">
          <text:p/>
          <draw:enhanced-geometry svg:viewBox="0 0 21600 21600" draw:type="rectangle" draw:enhanced-path="M 0 0 L 21600 0 21600 21600 0 21600 0 0 Z N"/>
        </draw:custom-shape>
        <draw:custom-shape draw:name="Rectangle 12" draw:style-name="Mgr4" draw:text-style-name="MP5" draw:layer="backgroundobjects" svg:width="27.999cm" svg:height="18.199cm" svg:x="0cm" svg:y="1.403cm">
          <text:p/>
          <draw:enhanced-geometry svg:viewBox="0 0 21600 21600" draw:type="rectangle" draw:enhanced-path="M 0 0 L 21600 0 21600 21600 0 21600 0 0 Z N"/>
        </draw:custom-shape>
        <draw:line draw:name="Straight Connector 10" draw:style-name="Mgr5" draw:text-style-name="MP6" draw:layer="backgroundobjects" svg:x1="0cm" svg:y1="1.048cm" svg:x2="28cm" svg:y2="1.052cm">
          <text:p/>
        </draw:line>
        <draw:line draw:name="Straight Connector 11" draw:style-name="Mgr5" draw:text-style-name="MP6" draw:layer="backgroundobjects" svg:x1="0cm" svg:y1="19.924cm" svg:x2="28cm" svg:y2="19.928cm">
          <text:p/>
        </draw:line>
      </draw:g>
      <draw:frame presentation:style-name="Standard_20_1-title" draw:layer="backgroundobjects" svg:width="25.199cm" svg:height="3.506cm" svg:x="1.301cm" svg:y="12cm" presentation:class="title" presentation:placeholder="true">
        <draw:text-box/>
      </draw:frame>
      <draw:frame presentation:style-name="Standard_20_1-outline1" draw:layer="backgroundobjects" svg:width="25.199cm" svg:height="2.273cm" svg:x="1.4cm" svg:y="16.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ranziska Eva-Maria Steier</meta:initial-creator>
    <meta:creation-date>2012-06-30T14:16:32.35</meta:creation-date>
    <meta:editing-duration>PT1H56M44S</meta:editing-duration>
    <meta:editing-cycles>11</meta:editing-cycles>
    <dc:date>2012-07-05T11:47:49.23</dc:date>
    <dc:creator>Franziska Eva-Maria Steier</dc:creator>
    <meta:generator>OpenOffice.org/3.3$Win32 OpenOffice.org_project/330m20$Build-9567</meta:generator>
    <meta:document-statistic meta:object-count="212"/>
  </office:meta>
</office:document-meta>
</file>